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397cm" fo:margin-left="-0.199cm" table:align="left" style:writing-mode="lr-tb"/>
    </style:style>
    <style:style style:name="Table3.A" style:family="table-column">
      <style:table-column-properties style:column-width="3.298cm"/>
    </style:style>
    <style:style style:name="Table3.B" style:family="table-column">
      <style:table-column-properties style:column-width="13.0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6.397cm" fo:margin-left="-0.199cm" table:align="left" style:writing-mode="lr-tb"/>
    </style:style>
    <style:style style:name="Table4.A" style:family="table-column">
      <style:table-column-properties style:column-width="3.295cm"/>
    </style:style>
    <style:style style:name="Table4.B" style:family="table-column">
      <style:table-column-properties style:column-width="13.1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10" style:family="table-row">
      <style:table-row-properties style:min-row-height="0.279cm" fo:keep-together="auto"/>
    </style:style>
    <style:style style:name="Table5" style:family="table">
      <style:table-properties style:width="16.422cm" fo:margin-left="-0.199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0.25cm"/>
    </style:style>
    <style:style style:name="Table5.C" style:family="table-column">
      <style:table-column-properties style:column-width="4.027cm"/>
    </style:style>
    <style:style style:name="Table5.D" style:family="table-column">
      <style:table-column-properties style:column-width="2.224cm"/>
    </style:style>
    <style:style style:name="Table5.E" style:family="table-column">
      <style:table-column-properties style:column-width="8.72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12" style:family="table-row">
      <style:table-row-properties style:min-row-height="0.736cm" fo:keep-together="auto"/>
    </style:style>
    <style:style style:name="Table5.13" style:family="table-row">
      <style:table-row-properties style:min-row-height="0.092cm" fo:keep-together="auto"/>
    </style:style>
    <style:style style:name="Table6" style:family="table">
      <style:table-properties style:width="15.011cm" fo:margin-left="0cm" table:align="left" style:writing-mode="lr-tb"/>
    </style:style>
    <style:style style:name="Table6.A" style:family="table-column">
      <style:table-column-properties style:column-width="1.046cm"/>
    </style:style>
    <style:style style:name="Table6.B" style:family="table-column">
      <style:table-column-properties style:column-width="13.965cm"/>
    </style:style>
    <style:style style:name="Table6.1" style:family="table-row">
      <style:table-row-properties style:min-row-height="0.092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Text_20_body">
      <style:paragraph-properties style:snap-to-layout-grid="false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text-properties style:font-name="Arial" officeooo:rsid="00194f8b" style:font-name-complex="Arial"/>
    </style:style>
    <style:style style:name="P5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paragraph-properties style:snap-to-layout-grid="false"/>
      <style:text-properties style:font-name="Arial" fo:font-size="20pt" officeooo:rsid="00194f8b" officeooo:paragraph-rsid="00194f8b" style:font-size-asian="20pt" style:font-name-complex="Arial" style:font-size-complex="20pt"/>
    </style:style>
    <style:style style:name="P7" style:family="paragraph" style:parent-style-name="Text_20_body">
      <style:paragraph-properties style:snap-to-layout-gri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Text_20_body">
      <style:text-properties style:font-name="Arial" fo:font-size="15pt" officeooo:rsid="00194f8b" officeooo:paragraph-rsid="00194f8b" style:font-size-asian="15pt" style:font-name-complex="Arial" style:font-size-complex="15pt"/>
    </style:style>
    <style:style style:name="P9" style:family="paragraph" style:parent-style-name="Text_20_body"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12" style:family="paragraph" style:parent-style-name="Text_20_body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3" style:family="paragraph" style:parent-style-name="Text_20_body">
      <style:paragraph-properties>
        <style:tab-stops>
          <style:tab-stop style:position="3.49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margin-top="0.494cm" fo:margin-bottom="0.494cm" loext:contextual-spacing="false" style:line-height-at-least="0.441cm"/>
    </style:style>
    <style:style style:name="P16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17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18" style:family="paragraph" style:parent-style-name="Standard">
      <style:paragraph-properties fo:margin-top="0cm" fo:margin-bottom="0cm" loext:contextual-spacing="false" style:line-height-at-least="0.794cm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style:line-height-at-least="0.441cm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loext:contextual-spacing="false" style:line-height-at-least="0.441cm"/>
    </style:style>
    <style:style style:name="P21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22" style:family="paragraph" style:parent-style-name="Standard">
      <style:paragraph-properties fo:margin-top="0cm" fo:margin-bottom="0cm" loext:contextual-spacing="false" style:line-height-at-least="0.441cm" style:snap-to-layout-grid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cm" fo:margin-bottom="0cm" loext:contextual-spacing="false" style:line-height-at-least="0.441cm"/>
      <style:text-properties style:font-name="Arial" fo:font-size="8.5pt" style:font-size-asian="8.5pt" style:font-name-complex="Arial" style:font-size-complex="8.5pt"/>
    </style:style>
    <style:style style:name="P24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25" style:family="paragraph" style:parent-style-name="Standard">
      <style:paragraph-properties fo:margin-top="0cm" fo:margin-bottom="0cm" loext:contextual-spacing="false" style:line-height-at-least="0.794cm"/>
      <style:text-properties fo:color="#0000ff" style:font-name="Arial" fo:font-size="10pt" style:font-size-asian="10pt" style:font-name-complex="Arial"/>
    </style:style>
    <style:style style:name="P26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7" style:family="paragraph" style:parent-style-name="Standard">
      <style:paragraph-properties fo:margin-top="0cm" fo:margin-bottom="0cm" loext:contextual-spacing="false" style:line-height-at-least="0.441cm" style:snap-to-layout-grid="false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8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29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30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1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2" style:family="paragraph" style:parent-style-name="Standard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3" style:family="paragraph" style:parent-style-name="Text_20_body">
      <style:text-properties fo:color="#000000" style:font-name="Arial" fo:font-size="10pt" officeooo:rsid="001b54e7" officeooo:paragraph-rsid="001b54e7" style:font-size-asian="10pt" style:font-name-complex="Arial"/>
    </style:style>
    <style:style style:name="P34" style:family="paragraph" style:parent-style-name="Text_20_body">
      <style:text-properties fo:color="#000000" style:font-name="Arial" fo:font-size="10pt" officeooo:rsid="001df609" officeooo:paragraph-rsid="001df609" style:font-name-asian="Arial" style:font-size-asian="10pt" style:font-name-complex="Arial"/>
    </style:style>
    <style:style style:name="P35" style:family="paragraph" style:parent-style-name="Text_20_body">
      <style:text-properties officeooo:rsid="001d5796"/>
    </style:style>
    <style:style style:name="P36" style:family="paragraph" style:parent-style-name="Text_20_body">
      <style:text-properties fo:color="#0000ff" style:font-name="Arial" fo:font-size="10pt" style:font-size-asian="10pt" style:font-name-complex="Arial"/>
    </style:style>
    <style:style style:name="P37" style:family="paragraph" style:parent-style-name="Text_20_body">
      <style:text-properties officeooo:rsid="002180c0" officeooo:paragraph-rsid="002180c0"/>
    </style:style>
    <style:style style:name="P38" style:family="paragraph" style:parent-style-name="Text_20_body">
      <style:text-properties officeooo:rsid="0022a751" officeooo:paragraph-rsid="0022a751"/>
    </style:style>
    <style:style style:name="P39" style:family="paragraph" style:parent-style-name="Text_20_body">
      <style:text-properties officeooo:rsid="002485d9" officeooo:paragraph-rsid="002485d9"/>
    </style:style>
    <style:style style:name="P40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1" style:family="paragraph" style:parent-style-name="Standard" style:list-style-name="WW8Num6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2" style:family="paragraph" style:parent-style-name="Standard" style:list-style-name="WW8Num10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3" style:family="paragraph" style:parent-style-name="Standard" style:list-style-name="WW8Num7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4" style:family="paragraph" style:parent-style-name="Standard">
      <style:paragraph-properties fo:margin-top="0cm" fo:margin-bottom="0cm" loext:contextual-spacing="false" style:line-height-at-least="0.794cm"/>
      <style:text-properties fo:color="#0000ff" style:font-name="Arial" fo:font-size="10pt" style:font-size-asian="10pt" style:font-name-complex="Arial"/>
    </style:style>
    <style:style style:name="P45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1fb670" officeooo:paragraph-rsid="001fb670" style:font-size-asian="10pt" style:font-name-complex="Arial"/>
    </style:style>
    <style:style style:name="P46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20f330" officeooo:paragraph-rsid="0020f330" style:font-size-asian="10pt" style:font-name-complex="Arial"/>
    </style:style>
    <style:style style:name="P47" style:family="paragraph" style:parent-style-name="Standard" style:list-style-name="WW8Num20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8" style:family="paragraph" style:parent-style-name="Standard" style:list-style-name="WW8Num7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9" style:family="paragraph" style:parent-style-name="Standard" style:list-style-name="WW8Num6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50" style:family="paragraph" style:parent-style-name="Standard" style:list-style-name="WW8Num10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51" style:family="paragraph" style:parent-style-name="Standard" style:list-style-name="WW8Num7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52" style:family="paragraph" style:parent-style-name="Standard" style:list-style-name="WW8Num20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53" style:family="paragraph" style:parent-style-name="Standard" style:list-style-name="WW8Num7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fo:color="#0000ff" style:font-name="Arial" fo:font-size="10pt" style:font-size-asian="10pt" style:font-name-complex="Arial"/>
    </style:style>
    <style:style style:name="T6" style:family="text">
      <style:text-properties fo:color="#000000" style:font-name="Verdana" fo:font-size="10pt" fo:font-weight="bold" style:font-size-asian="10pt" style:font-weight-asian="bold" style:font-name-complex="Arial"/>
    </style:style>
    <style:style style:name="T7" style:family="text">
      <style:text-properties fo:color="#000000" style:font-name="Verdana" fo:font-size="10pt" style:font-size-asian="10pt" style:font-name-complex="Arial"/>
    </style:style>
    <style:style style:name="T8" style:family="text">
      <style:text-properties officeooo:rsid="001df609"/>
    </style:style>
    <style:style style:name="T9" style:family="text">
      <style:text-properties officeooo:rsid="0020f330"/>
    </style:style>
    <style:style style:name="T10" style:family="text">
      <style:text-properties officeooo:rsid="002485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Stand</text:p>
          </table:table-cell>
        </table:table-row>
        <table:table-row table:style-name="Table1.1">
          <table:table-cell table:style-name="Table1.A1" office:value-type="string">
            <text:p text:style-name="P5">Projektdefinition</text:p>
          </table:table-cell>
          <table:table-cell table:style-name="Table1.A1" office:value-type="string">
            <text:p text:style-name="P4">30.03.201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Kund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>Projektbezeichnug</text:p>
          </table:table-cell>
        </table:table-row>
        <table:table-row table:style-name="Table2.1">
          <table:table-cell table:style-name="Table2.A1" office:value-type="string">
            <text:p text:style-name="P6">Stadt Dortmund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8">KVS(Klientenverwaltungssystem)</text:p>
          </table:table-cell>
        </table:table-row>
      </table:table>
      <text:p text:style-name="P3"/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">1 Einleitu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35">Wie aus dem Namen deutlich wird soll das KVS ein Programm zur Verwaltung von Klientendaten werden. <text:span text:style-name="T8">Dabei soll das KVS nicht für den wirtschaftlichen Bereich optimiert werden, sondern für die <text:s/>Unterstützung im sozialen. 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13">1.1 Ziele<text:tab/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33">Das Ziel ist ein lauffähiges Programm, das Klientendaten persistent speichern kann. Die dazu notwendige Datenbank soll in der Lage sein auf die Anfragen mehrerer Clients fast gleichzeitig zu antworten. </text:p>
            <text:p text:style-name="P9"/>
          </table:table-cell>
        </table:table-row>
        <table:table-row table:style-name="Table3.1">
          <table:table-cell table:style-name="Table3.A1" table:number-columns-spanned="2" office:value-type="string">
            <text:p text:style-name="P11">1.2 Rahmenbedingunge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A1" office:value-type="string">
            <text:p text:style-name="P33">Das KVS Projekt soll in einem Semester fertig gestellt werden. Es soll im Rahmen des SWT B Moduls entstehen, daher sollen keinerlei Kosten anfallen. </text:p>
          </table:table-cell>
        </table:table-row>
      </table:table>
      <text:p text:style-name="Text_20_body"/>
      <text:p text:style-name="P14"/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1">2 Projektgegenstand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Text_20_body">In diesem Kapitel werden die Leistungen des Projektes beschrieben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1">2.1 Systemstruktur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9">Oftmals existieren bereits Vorgaben bzgl. der Hardware, der Vernetzung, der Schnittstellen, der anzubindenden Um-Systeme, der zu verwendenden Programme und Bibliotheken.</text:p>
            <text:p text:style-name="P9">Die Systemstruktur soll hier beschrieben werden.</text:p>
            <text:p text:style-name="P9">Im Rahmen der Projektdefinition können an dieser Stelle auch noch <text:s/>'alternative Lösungen' stehen.</text:p>
            <text:p text:style-name="P34">Vorgegeben ist die Programmiersprache Java, die wir auch verwenden werden. 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2.2 Umfel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25">Wie sieht die Systemumgebung aus?<text:line-break/>Technische Umgebung<text:line-break/>Organisatorische Umgebung (Verantwortliche, Prozesse)</text:p>
          </table:table-cell>
        </table:table-row>
        <table:table-row table:style-name="Table4.1">
          <table:table-cell table:style-name="Table4.A1" table:number-columns-spanned="2" office:value-type="string">
            <text:p text:style-name="P11">2.3 IST-Zustan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25">Wie sieht die Situation zu Projektbeginn aus? </text:p>
            <text:p text:style-name="P37">Aktuell steht nur die Projektdefinition und die auch erst grob.</text:p>
          </table:table-cell>
        </table:table-row>
        <table:table-row table:style-name="Table4.1">
          <table:table-cell table:style-name="Table4.A1" table:number-columns-spanned="2" office:value-type="string">
            <text:p text:style-name="P11">2.4 SOLL-Zustand</text:p>
          </table:table-cell>
          <table:covered-table-cell/>
        </table:table-row>
        <table:table-row table:style-name="Table4.10">
          <table:table-cell table:style-name="Table4.A4" office:value-type="string">
            <text:p text:style-name="P7"/>
          </table:table-cell>
          <table:table-cell table:style-name="Table4.A1" office:value-type="string">
            <text:p text:style-name="P9">Wie soll die Situation zum Projektende aussehen?</text:p>
            <text:p text:style-name="P37">Am Ende soll ein fertiges, das heißt funktionstüchtiges Programm stehen. 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Text_20_body"><text:span text:style-name="T1">In den nachstehenden Unterkapiteln werden die Produktanforderungen </text:span><text:span text:style-name="T3">grob</text:span><text:span text:style-name="T1"> 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Welche Funktionalitäten müssen zur Verfügung gestellt werden?</text:p>
            <text:p text:style-name="P9"/>
            <text:p text:style-name="P9">An dieser Stelle sind die Anwendungsfälle zu benennen.</text:p>
            <text:p text:style-name="P16">Beispiel für Anwendungsfälle:</text:p>
            <text:list xml:id="list408430783420095920" text:style-name="WW8Num6">
              <text:list-item>
                <text:p text:style-name="P41">Es muss eine relationale Auswahl von Büchern möglich sein.</text:p>
              </text:list-item>
              <text:list-item>
                <text:p text:style-name="P41">Es sollen adHoc-Anfragen möglich sein (SQL-ähnliche Anfragen).</text:p>
              </text:list-item>
              <text:list-item>
                <text:p text:style-name="P49">Es müssen unterschiedliche Sortierkriterien angeboten werden.</text:p>
              </text:list-item>
            </text:list>
            <text:p text:style-name="P9">Idealer Weise wird hierzu ein Use-Case-Diagramm angeführt.</text:p>
            <text:p text:style-name="P9">Bei großen Systemen sind hier die Domänen zu beschreiben.</text:p>
            <text:p text:style-name="P16">Beispiele für Domänen:</text:p>
            <text:list xml:id="list3276103323136309915" text:style-name="WW8Num10">
              <text:list-item>
                <text:p text:style-name="P42">Einkauf</text:p>
              </text:list-item>
              <text:list-item>
                <text:p text:style-name="P42">Verkauf</text:p>
              </text:list-item>
              <text:list-item>
                <text:p text:style-name="P50">Lager</text:p>
              </text:list-item>
            </text:list>
            <text:p text:style-name="P2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Wer sind die Benutzer (IT-Experten, ungeübte Benutzer)?</text:p>
            <text:p text:style-name="P9">Muss der UI-Style der jeweiligen Plattform angemessen berücksichtigt werden (z.B. bei iPhone)?</text:p>
            <text:p text:style-name="P2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Mit welchen anderen Systemen muss zusammen gearbeitet werden?<text:line-break/>(SAP-System, Unternehmensdatenbank, Portal-Software)</text:p>
            <text:p text:style-name="P3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22"/>
          </table:table-cell>
          <table:table-cell table:style-name="Table5.A1" table:number-columns-spanned="4" office:value-type="string">
            <text:p text:style-name="P24">Inwieweit beeinflussen sich das System und organisatorischen Abläufe?</text:p>
            <text:p text:style-name="P24">Welche Organisationseinheiten sind von dem System betroffen?</text:p>
            <text:p text:style-name="Text_20_body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1">3.5 Produkt-Qualitätsanforderungen</text:p>
            <text:p text:style-name="P11"><text:soft-page-break/></text:p>
            <text:p text:style-name="P11"/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" table:number-columns-spanned="5" office:value-type="string">
            <text:p text:style-name="P21">Im nachstehenden wird eine Übersicht über die relevanten Qualifikationsanforderungen vorgestellt.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1">D </text:p>
                </table:table-cell>
                <table:table-cell table:style-name="Table6.B1" office:value-type="string">
                  <text:p text:style-name="P21">Diese Anforderungen können gänzlich vernachlässigt werden.</text:p>
                </table:table-cell>
              </table:table-row>
              <table:table-row table:style-name="Table6.1">
                <table:table-cell table:style-name="Table6.A1" office:value-type="string">
                  <text:p text:style-name="P21">C</text:p>
                </table:table-cell>
                <table:table-cell table:style-name="Table6.B1" office:value-type="string">
                  <text:p text:style-name="P21">Diese Anforderungen sind 'im üblichen Umfang' umzusetzen.</text:p>
                </table:table-cell>
              </table:table-row>
              <table:table-row table:style-name="Table6.3">
                <table:table-cell table:style-name="Table6.A1" office:value-type="string">
                  <text:p text:style-name="P21">B</text:p>
                </table:table-cell>
                <table:table-cell table:style-name="Table6.B1" office:value-type="string">
                  <text:p text:style-name="P21">Diese Anforderungskategorie muss gezielt berücksichtigt werden.</text:p>
                </table:table-cell>
              </table:table-row>
              <table:table-row table:style-name="Table6.4">
                <table:table-cell table:style-name="Table6.A1" office:value-type="string">
                  <text:p text:style-name="P21">A</text:p>
                </table:table-cell>
                <table:table-cell table:style-name="Table6.B1" office:value-type="string">
                  <text:p text:style-name="P21">Diese Anforderungen müssen mit einem erheblichen Aufwand umgesetzt werden.</text:p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3" office:value-type="string">
            <text:p text:style-name="P21">Qualitätsmerkmal</text:p>
          </table:table-cell>
          <table:covered-table-cell/>
          <table:covered-table-cell/>
          <table:table-cell table:style-name="Table5.A4" office:value-type="string">
            <text:p text:style-name="P21">Kategorie</text:p>
          </table:table-cell>
          <table:table-cell table:style-name="Table5.A1" office:value-type="string">
            <text:p text:style-name="P21">Begründung</text:p>
          </table:table-cell>
        </table:table-row>
        <table:table-row table:style-name="Table5.13">
          <table:table-cell table:style-name="Table5.A4" table:number-columns-spanned="3" office:value-type="string">
            <text:p text:style-name="P20"><text:span text:style-name="T4">Änderbarkeit</text:span><text:span text:style-name="T1"> <text:line-break/>(Analysierbarkeit, Modifizierbarkeit,<text:line-break/>Stabilität,<text:line-break/>Prüfbarkeit)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6">Beispiel:</text:p>
            <text:p text:style-name="P24">D: Das Ergebnis ist kein Produkt, sondern hat nur einen Prototyp-Charakter</text:p>
          </table:table-cell>
        </table:table-row>
        <table:table-row table:style-name="Table5.13">
          <table:table-cell table:style-name="Table5.A4" table:number-columns-spanned="3" office:value-type="string">
            <text:p text:style-name="P20"><text:span text:style-name="T6">Benutzbarkeit</text:span><text:span text:style-name="T7"><text:line-break/>Verständlichkeit<text:line-break/>Erlernbarkeit<text:line-break/>Bedienbarkeit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6">Beispiele:</text:p>
            <text:p text:style-name="P16">A: Unbedarfter Benutzer soll das System benutzen können ohne jegliche Einarbeitung/Hilfe-Funktion/Handbuch</text:p>
            <text:p text:style-name="P24">D: Die Software wird von einem erfahrenen IT<text:line-break/>Experten bedient</text:p>
            <text:p text:style-name="P46"><text:span text:style-name="T10">A: </text:span>Da die Zielgruppe ungeübte Benutzer sind ist die Benutzbarkeit von höchster Wichtigkeit. </text:p>
          </table:table-cell>
        </table:table-row>
        <table:table-row table:style-name="Table5.13">
          <table:table-cell table:style-name="Table5.A4" table:number-columns-spanned="3" office:value-type="string">
            <text:p text:style-name="Text_20_body"><text:span text:style-name="T6">Effizienz<text:line-break/></text:span><text:span text:style-name="T7">Zeitverhalten Verbrauchsverhalten</text:span></text:p>
          </table:table-cell>
          <table:covered-table-cell/>
          <table:covered-table-cell/>
          <table:table-cell table:style-name="Table5.A4" office:value-type="string">
            <text:p text:style-name="Text_20_body">B</text:p>
          </table:table-cell>
          <table:table-cell table:style-name="Table5.A1" office:value-type="string">
            <text:p text:style-name="P26">Beispiele:</text:p>
            <text:p text:style-name="P16">A: Das System muss gleichzeitig von mehreren 1000 Benutzern bedient werden.</text:p>
            <text:p text:style-name="P24">A: Eine Anfrage muss innerhalb weniger Millisekunden beantwortet werden.</text:p>
            <text:p text:style-name="P46"><text:span text:style-name="T10">C: </text:span>Erwartet werden nicht all zuviele Benutzer, eine grobe Schätzung geht von weniger als 100 aus. </text:p>
          </table:table-cell>
        </table:table-row>
        <table:table-row table:style-name="Table5.13">
          <table:table-cell table:style-name="Table5.A4" table:number-columns-spanned="3" office:value-type="string">
            <text:p text:style-name="P28">Funktionalität </text:p>
            <text:list xml:id="list8471361193825792433" text:style-name="WW8Num20">
              <text:list-item>
                <text:p text:style-name="P47">Angemessenheit </text:p>
              </text:list-item>
              <text:list-item>
                <text:p text:style-name="P47">Richtigkeit </text:p>
              </text:list-item>
              <text:list-item>
                <text:p text:style-name="P52">Interoperabilität </text:p>
              </text:list-item>
              <text:list-item>
                <text:p text:style-name="P47">Ordnungsmäßigkeit</text:p>
              </text:list-item>
            </text:list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31">Beispiele:</text:p>
            <text:p text:style-name="P16">A: Das System muss alle Berechnungen exakt mit 20stelliger Genauigkeit durchführen.</text:p>
            <text:p text:style-name="P24">A:Ärztliche Behandlungsergebnisse müssen revisionssicher ggf. 30 Jahre aufbewahrt (und zugeifbar) sein..</text:p>
            <text:p text:style-name="P24"/>
          </table:table-cell>
        </table:table-row>
        <table:table-row table:style-name="Table5.13">
          <table:table-cell table:style-name="Table5.A4" table:number-columns-spanned="3" office:value-type="string">
            <text:p text:style-name="P28">Sicherheit</text:p>
          </table:table-cell>
          <table:covered-table-cell/>
          <table:covered-table-cell/>
          <table:table-cell table:style-name="Table5.A4" office:value-type="string">
            <text:p text:style-name="P39">A</text:p>
          </table:table-cell>
          <table:table-cell table:style-name="Table5.A1" office:value-type="string">
            <text:p text:style-name="P26">Beispiele:</text:p>
            <text:p text:style-name="P24">A: Personenbezogene Daten dürfen auf keinem Fall von Unbefugten eingesehen werden.</text:p>
            <text:p text:style-name="P24"/>
          </table:table-cell>
        </table:table-row>
        <table:table-row table:style-name="Table5.13">
          <table:table-cell table:style-name="Table5.A4" table:number-columns-spanned="3" office:value-type="string">
            <text:p text:style-name="P28">Übertragbarkeit </text:p>
            <text:list xml:id="list1644703830304421906" text:style-name="WW8Num7">
              <text:list-item>
                <text:p text:style-name="P48">Anpassbarkeit </text:p>
              </text:list-item>
              <text:list-item>
                <text:p text:style-name="P48">Installierbarkeit </text:p>
              </text:list-item>
              <text:list-item>
                <text:p text:style-name="P53"><text:soft-page-break/>Konformität </text:p>
              </text:list-item>
            </text:list>
            <text:p text:style-name="P29">Austauschbarkeit</text:p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27"/>
          </table:table-cell>
        </table:table-row>
        <table:table-row table:style-name="Table5.13">
          <table:table-cell table:style-name="Table5.A4" table:number-columns-spanned="3" office:value-type="string">
            <text:p text:style-name="P32">Zuverlässigkeit </text:p>
            <text:list xml:id="list133804009054792" text:continue-numbering="true" text:style-name="WW8Num7">
              <text:list-item>
                <text:list>
                  <text:list-item>
                    <text:p text:style-name="P48">Reife </text:p>
                  </text:list-item>
                  <text:list-item>
                    <text:p text:style-name="P48">Fehlertoleranz </text:p>
                  </text:list-item>
                  <text:list-item>
                    <text:p text:style-name="P53">Wiederherstellbarkeit</text:p>
                  </text:list-item>
                </text:list>
              </text:list-item>
            </text:list>
            <text:p text:style-name="P29"/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31">Beispiele:</text:p>
            <text:p text:style-name="P15"><text:span text:style-name="T5">A: Die Fehlende Zuverlässigkeit von Ampelanlagen kann Menschenleben gefährden.</text:span></text:p>
            <text:p text:style-name="P16">C: Ein seltener Absturz der Software kann Mehrarbeiten verursachen.</text:p>
            <text:p text:style-name="P26"/>
          </table:table-cell>
        </table:table-row>
        <table:table-row table:style-name="Table5.13">
          <table:table-cell table:style-name="Table5.A1" table:number-columns-spanned="5" office:value-type="string">
            <text:p text:style-name="P19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7"/>
          </table:table-cell>
          <table:covered-table-cell/>
          <table:table-cell table:style-name="Table5.A1" table:number-columns-spanned="3" office:value-type="string">
            <text:p text:style-name="P24">Hier wird hervorgehoben, was bei dem System bewusst ausgeschlossen wird, </text:p>
            <text:p text:style-name="P16">Was soll explizit ausgeschlossen werden?</text:p>
            <text:list xml:id="list133803446489099" text:continue-numbering="true" text:style-name="WW8Num7">
              <text:list-item>
                <text:p text:style-name="P51">Das System soll nur zur Mauterhebung auf Autobahnen vorgesehen werden – nicht für beliebige Landstraßen</text:p>
              </text:list-item>
              <text:list-item>
                <text:p text:style-name="P43">Das Stundenplansystem soll nicht Stundenpläne automatisch berechnen können.</text:p>
              </text:list-item>
            </text:list>
            <text:p text:style-name="P24"/>
            <text:p text:style-name="P24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7"/>
          </table:table-cell>
          <table:covered-table-cell/>
          <table:table-cell table:style-name="Table5.A1" table:number-columns-spanned="3" office:value-type="string">
            <text:p text:style-name="P30">Wie sieht die (grobe) Vorgehensweise aus?</text:p>
            <text:p text:style-name="P24">Was sind die geplanten Phasen, was Teilergebnisse</text:p>
            <text:p text:style-name="P45">Zunächst einmal soll das Projekt mit Diagrammen und Beschreibungen definiert werden. Dieser Schritt soll möglichst präzise sein, denn darauf fußt die folgende Arbeit. </text:p>
            <text:p text:style-name="P45">Als nächstes soll mit dem Programmieren begonnen werden, Ziel ist ein einfacher, präsentierbarer Prototyp. Dieser soll in den folgenden Wochen verfeinert werden. </text:p>
          </table:table-cell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7"/>
          </table:table-cell>
          <table:covered-table-cell/>
          <table:table-cell table:style-name="Table5.A1" table:number-columns-spanned="3" office:value-type="string">
            <text:p text:style-name="P24">Wie sieht im Groben die Projektorganisation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9">5. Risik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7"/>
          </table:table-cell>
          <table:covered-table-cell/>
          <table:table-cell table:style-name="Table5.A1" table:number-columns-spanned="3" office:value-type="string">
            <text:p text:style-name="P24">Welche anfänglichen Risiken werden erkannt?</text:p>
            <text:p text:style-name="P17">Beispiele:</text:p>
            <text:p text:style-name="P24">Die zu beschaffene Software steht nicht rechtzeitig zur Verfügung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9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7"/>
          </table:table-cell>
          <table:covered-table-cell/>
          <table:table-cell table:style-name="Table5.A1" table:number-columns-spanned="3" office:value-type="string">
            <text:p text:style-name="P24">Was hätte zu diesem Zeitpunkt bereits geklärt sein sollen, steht aber noch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 Anha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9">Welche Begriffe bedürfen einer besonderen Erläuterung?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2 Quellen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5.13">
          <table:table-cell table:style-name="Table5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1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12"/>
          </table:table-cell>
          <table:covered-table-cell/>
          <table:table-cell table:style-name="Table5.A1" table:number-columns-spanned="3" office:value-type="string">
            <text:p text:style-name="P9">Welche Unterlagen, Normen, Verordnungen, Protokolle sind für das Projekt relevant?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4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Segoe UI Semibold'" style:font-family-generic="swiss" style:font-pitch="variable" fo:font-size="10pt" style:font-size-asian="10pt" style:font-name-complex="MetaBoldLF-Roman" style:font-family-complex="MetaBoldLF-Roman, 'Segoe UI Semi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MV Boli'" style:font-family-generic="swiss" style:font-pitch="variable" fo:font-size="20pt" style:font-size-asian="20pt" style:font-name-complex="MetaNormalLF-Italic" style:font-family-complex="MetaNormalLF-Italic, 'MV Boli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haseName" style:family="paragraph" style:paren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Abstand" style:family="paragraph" style:parent-style-name="Standard" style:nex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Dot" style:family="paragraph" style:parent-style-name="Standard" style:next-style-name="SubDot">
      <style:paragraph-properties fo:margin-top="0.212cm" fo:margin-bottom="0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SubDot" style:family="paragraph" style:parent-style-name="Dot" style:list-style-name="WW8StyleNum">
      <style:paragraph-properties fo:margin-left="0.199cm" fo:margin-right="0cm" fo:margin-top="0.071cm" fo:margin-bottom="0cm" loext:contextual-spacing="false" fo:text-indent="-0.199cm" style:auto-text-indent="false"/>
      <style:text-properties fo:font-size="6pt" fo:font-weight="normal" style:font-size-asian="6pt" style:font-weight-asian="normal"/>
    </style:style>
    <style:style style:name="PhasenSubErg" style:family="paragraph" style:parent-style-name="Standard">
      <style:paragraph-properties style:text-autospace="none" style:punctuation-wrap="simple" style:vertical-align="baseline"/>
      <style:text-properties style:font-name="Arial" fo:font-family="Arial" style:font-family-generic="swiss" style:font-pitch="variable" fo:font-size="8pt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Description" style:family="paragraph" style:parent-style-name="Standard">
      <style:paragraph-properties fo:margin-top="0cm" fo:margin-bottom="0.106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style="italic" style:font-size-asian="7pt" style:font-style-asian="italic" style:font-name-complex="Arial" style:font-family-complex="Arial" style:font-family-generic-complex="swiss" style:font-pitch-complex="variable"/>
    </style:style>
    <style:style style:name="PhaseDeliverableName" style:family="paragraph" style:parent-style-name="PhaseName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1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St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0.26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" style:num-format="">
        <style:list-level-properties text:min-label-width="0.1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002cm" table:align="left" style:writing-mode="lr-tb"/>
    </style:style>
    <style:style style:name="Table7.A" style:family="table-column">
      <style:table-column-properties style:column-width="3.251cm"/>
    </style:style>
    <style:style style:name="Table7.B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Vorlage:</text:p>
            </table:table-cell>
            <table:table-cell table:style-name="Table7.A1" office:value-type="string">
              <text:p text:style-name="MP1">SWT1-Vorlage-Lastenheft.doc</text:p>
            </table:table-cell>
          </table:table-row>
          <table:table-row table:style-name="Table7.1">
            <table:table-cell table:style-name="Table7.A1" office:value-type="string">
              <text:p text:style-name="MP1">Dateiname:</text:p>
            </table:table-cell>
            <table:table-cell table:style-name="Table7.A1" office:value-type="string">
              <text:p text:style-name="Dok-Infoblock"><text:span text:style-name="MT1"><text:file-name text:display="name-and-extension">Projektdefinition.odt</text:file-name></text:span><text:span text:style-name="MT2"> </text:span></text:p>
            </table:table-cell>
          </table:table-row>
          <table:table-row table:style-name="Table7.1">
            <table:table-cell table:style-name="Table7.A1" office:value-type="string">
              <text:p text:style-name="MP1">Speicherdatum:</text:p>
            </table:table-cell>
            <table:table-cell table:style-name="Table7.A1" office:value-type="string">
              <text:p text:style-name="MP1"><text:modification-date style:data-style-name="N84">2015-03-30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3-22T14:16:00</meta:creation-date>
    <dc:date>2015-03-30T13:38:02.218846000</dc:date>
    <meta:print-date>2011-12-12T09:30:00</meta:print-date>
    <meta:editing-cycles>16</meta:editing-cycles>
    <meta:editing-duration>PT31M32S</meta:editing-duration>
    <meta:generator>LibreOffice/4.3.0.4$MacOSX_X86_64 LibreOffice_project/62ad5818884a2fc2e5780dd45466868d41009ec0</meta:generator>
    <meta:document-statistic meta:table-count="7" meta:image-count="0" meta:object-count="0" meta:page-count="6" meta:paragraph-count="134" meta:word-count="758" meta:character-count="5949" meta:non-whitespace-character-count="5314"/>
  </office:meta>
</office:document-meta>
</file>